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, Arial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6979in" fo:margin-left="0in" fo:margin-top="0in" fo:margin-bottom="0in" table:align="left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1in"/>
    </style:style>
    <style:style style:name="Таблица1.B" style:family="table-column">
      <style:table-column-properties style:column-width="1.375in"/>
    </style:style>
    <style:style style:name="Таблица1.C" style:family="table-column">
      <style:table-column-properties style:column-width="1.1875in"/>
    </style:style>
    <style:style style:name="Таблица1.D" style:family="table-column">
      <style:table-column-properties style:column-width="1.25in"/>
    </style:style>
    <style:style style:name="Таблица1.E" style:family="table-column">
      <style:table-column-properties style:column-width="1.8854in"/>
    </style:style>
    <style:style style:name="Таблица1.1" style:family="table-row">
      <style:table-row-properties style:min-row-height="0.6903in" fo:background-color="transparent" fo:keep-together="auto">
        <style:background-image/>
      </style:table-row-properties>
    </style:style>
    <style:style style:name="Таблица1.A1" style:family="table-cell">
      <style:table-cell-properties style:vertical-align="middle" fo:background-color="#ffffff" fo:padding-left="0.075in" fo:padding-right="0.075in" fo:padding-top="0in" fo:padding-bottom="0in" fo:border="1pt solid #dedce6">
        <style:background-image/>
      </style:table-cell-properties>
    </style:style>
    <style:style style:name="Таблица1.C1" style:family="table-cell">
      <style:table-cell-properties style:vertical-align="middle" fo:background-color="#ffffff" fo:padding-left="0.075in" fo:padding-right="0.075in" fo:padding-top="0in" fo:padding-bottom="0in" fo:border-left="none" fo:border-right="1pt solid #dedce6" fo:border-top="1pt solid #dedce6" fo:border-bottom="1pt solid #dedce6">
        <style:background-image/>
      </style:table-cell-properties>
    </style:style>
    <style:style style:name="Таблица1.C2" style:family="table-cell">
      <style:table-cell-properties style:vertical-align="middle" fo:background-color="#ffffff" fo:padding-left="0.075in" fo:padding-right="0.075in" fo:padding-top="0in" fo:padding-bottom="0in" fo:border-left="none" fo:border-right="1pt solid #dedce6" fo:border-top="none" fo:border-bottom="1pt solid #dedce6">
        <style:background-image/>
      </style:table-cell-properties>
    </style:style>
    <style:style style:name="Таблица1.A3" style:family="table-cell">
      <style:table-cell-properties style:vertical-align="middle" fo:background-color="#ffffff" fo:padding-left="0.075in" fo:padding-right="0.075in" fo:padding-top="0in" fo:padding-bottom="0in" fo:border-left="1pt solid #dedce6" fo:border-right="1pt solid #dedce6" fo:border-top="none" fo:border-bottom="1pt solid #dedce6">
        <style:background-image/>
      </style:table-cell-properties>
    </style:style>
    <style:style style:name="P1" style:family="paragraph" style:parent-style-name="Standard">
      <style:text-properties style:font-name="Times New Roman" fo:font-size="14pt" officeooo:rsid="001def57" officeooo:paragraph-rsid="001def57" style:font-size-asian="12.25pt" style:font-size-complex="14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paragraph-rsid="0023414c" style:font-name-asian="Times New Roman1" style:font-size-asian="11pt" style:language-asian="ru" style:country-asian="RU" style:font-name-complex="Calibri1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rsid="0026f9d4" officeooo:paragraph-rsid="0023414c" style:font-name-asian="Times New Roman1" style:font-size-asian="11pt" style:language-asian="ru" style:country-asian="RU" style:font-name-complex="Calibri1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23414c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Calibri" fo:font-size="11pt" fo:font-style="normal" officeooo:rsid="001eae6f" officeooo:paragraph-rsid="0023414c" style:font-name-asian="Times New Roman1" style:font-size-asian="11pt" style:language-asian="ru" style:country-asian="RU" style:font-name-complex="Calibri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Calibri" fo:font-size="11pt" fo:font-style="normal" officeooo:rsid="001edcb1" officeooo:paragraph-rsid="0023414c" style:font-name-asian="Times New Roman1" style:font-size-asian="11pt" style:language-asian="ru" style:country-asian="RU" style:font-name-complex="Calibri1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Arial" fo:font-size="11pt" fo:font-style="normal" officeooo:rsid="001a09e3" officeooo:paragraph-rsid="0023414c" style:font-name-asian="Times New Roman1" style:font-size-asian="11pt" style:language-asian="ru" style:country-asian="RU" style:font-name-complex="Calibri1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Arial" fo:font-size="11pt" fo:font-style="normal" officeooo:rsid="001b5f10" officeooo:paragraph-rsid="0023414c" style:font-name-asian="Times New Roman1" style:font-size-asian="11pt" style:language-asian="ru" style:country-asian="RU" style:font-name-complex="Calibri1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Arial" fo:font-size="10pt" fo:font-style="normal" officeooo:rsid="001edcb1" officeooo:paragraph-rsid="0023414c" style:font-name-asian="Times New Roman1" style:font-size-asian="11pt" style:language-asian="ru" style:country-asian="RU" style:font-name-complex="Calibri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Arial" fo:font-size="12pt" fo:font-style="normal" officeooo:paragraph-rsid="0023414c" style:font-name-asian="Times New Roman1" style:font-size-asian="12pt" style:language-asian="ru" style:country-asian="RU" style:font-name-complex="Calibri1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Arial" fo:font-size="12pt" fo:font-style="normal" officeooo:rsid="001d0a9a" officeooo:paragraph-rsid="0023414c" style:font-name-asian="Times New Roman1" style:font-size-asian="12pt" style:language-asian="ru" style:country-asian="RU" style:font-name-complex="Calibri1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Arial" fo:font-size="12pt" fo:font-style="normal" officeooo:rsid="001b5f10" officeooo:paragraph-rsid="0023414c" style:font-name-asian="Times New Roman1" style:font-size-asian="12pt" style:language-asian="ru" style:country-asian="RU" style:font-name-complex="Calibri1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Arial" fo:font-size="12pt" fo:font-style="normal" officeooo:rsid="001adfce" officeooo:paragraph-rsid="0023414c" style:font-name-asian="Times New Roman1" style:font-size-asian="12pt" style:language-asian="ru" style:country-asian="RU" style:font-name-complex="Calibri1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Arial" fo:font-size="12pt" fo:font-style="normal" officeooo:rsid="001a09e3" officeooo:paragraph-rsid="0023414c" style:font-name-asian="Times New Roman1" style:font-size-asian="12pt" style:language-asian="ru" style:country-asian="RU" style:font-name-complex="Calibri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Calibri2" fo:font-size="11pt" fo:font-style="normal" fo:font-weight="normal" officeooo:paragraph-rsid="0023414c" style:font-name-asian="Times New Roman1" style:font-size-asian="11pt" style:language-asian="ru" style:country-asian="RU" style:font-name-complex="Calibri1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Calibri2" fo:font-size="12pt" fo:font-style="normal" fo:font-weight="normal" officeooo:rsid="00172275" officeooo:paragraph-rsid="0023414c" style:font-name-asian="Times New Roman1" style:font-size-asian="12pt" style:language-asian="ru" style:country-asian="RU" style:font-name-complex="Calibri1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Calibri2" fo:font-size="12pt" fo:font-style="normal" fo:font-weight="normal" officeooo:paragraph-rsid="0023414c" style:font-name-asian="Times New Roman1" style:font-size-asian="12pt" style:language-asian="ru" style:country-asian="RU" style:font-name-complex="Calibri1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Calibri2" fo:font-size="12pt" fo:font-style="normal" fo:font-weight="normal" officeooo:rsid="0018a630" officeooo:paragraph-rsid="0023414c" style:font-name-asian="Times New Roman1" style:font-size-asian="12pt" style:language-asian="ru" style:country-asian="RU" style:font-name-complex="Calibri1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variant="normal" fo:text-transform="none" style:font-name="Arial" fo:font-size="10pt" fo:font-style="normal" officeooo:paragraph-rsid="0023414c"/>
    </style:style>
    <style:style style:name="P20" style:family="paragraph" style:parent-style-name="Standard">
      <style:text-properties style:font-name="Times New Roman" fo:font-size="14pt" officeooo:rsid="001def57" officeooo:paragraph-rsid="0023414c" style:font-size-asian="12.25pt" style:font-size-complex="14pt"/>
    </style:style>
    <style:style style:name="P21" style:family="paragraph" style:parent-style-name="Standard">
      <style:text-properties style:font-name="Times New Roman" fo:font-size="14pt" officeooo:rsid="001def57" officeooo:paragraph-rsid="001def57" style:font-size-asian="12.25pt" style:font-size-complex="14pt"/>
    </style:style>
    <style:style style:name="P22" style:family="paragraph" style:parent-style-name="Standard">
      <loext:graphic-properties draw:fill="solid" draw:fill-color="#24292e"/>
      <style:paragraph-properties fo:background-color="#24292e" fo:padding="0in" fo:border="none" style:shadow="none"/>
      <style:text-properties style:font-name="Times New Roman" fo:font-size="14pt" officeooo:rsid="001def57" officeooo:paragraph-rsid="001def57" style:font-size-asian="12.25pt" style:font-size-complex="14pt"/>
    </style:style>
    <style:style style:name="P23" style:family="paragraph" style:parent-style-name="Standard">
      <style:text-properties officeooo:paragraph-rsid="0023414c"/>
    </style:style>
    <style:style style:name="T1" style:family="text">
      <style:text-properties fo:color="#f97583" loext:opacity="100%" style:font-name="JetBrai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f97583" loext:opacity="100%" style:font-name="JetBrai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9ecbff" loext:opacity="100%" style:font-name="JetBrai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9ecbff" loext:opacity="100%" style:font-name="JetBrai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b392f0" loext:opacity="100%" style:font-name="JetBrai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b392f0" loext:opacity="100%" style:font-name="JetBrai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d1d5da" loext:opacity="100%" style:font-name="JetBrai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d1d5da" loext:opacity="100%" style:font-name="JetBrai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d1d5da" loext:opacity="100%" style:font-name="JetBrains Mono" fo:font-size="9pt" fo:font-style="normal" fo:font-weight="bold" style:font-size-asian="9pt" style:font-style-asian="normal" style:font-weight-asian="bold"/>
    </style:style>
    <style:style style:name="T10" style:family="text">
      <style:text-properties fo:color="#ffab70" loext:opacity="100%" style:font-name="JetBrai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ffab70" loext:opacity="100%" style:font-name="JetBrai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79b8ff" loext:opacity="100%" style:font-name="JetBrai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79b8ff" loext:opacity="100%" style:font-name="JetBrai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000000" loext:opacity="100%" style:font-name="Calibri" fo:font-size="11pt" style:font-name-asian="Times New Roman1" style:font-size-asian="11pt" style:language-asian="ru" style:country-asian="RU" style:font-name-complex="Calibri1"/>
    </style:style>
    <style:style style:name="T15" style:family="text">
      <style:text-properties fo:color="#000000" loext:opacity="100%" style:font-name="Calibri" fo:font-size="11pt" officeooo:rsid="001fed4b" style:font-name-asian="Times New Roman1" style:font-size-asian="11pt" style:language-asian="ru" style:country-asian="RU" style:font-name-complex="Calibri1"/>
    </style:style>
    <style:style style:name="T16" style:family="text">
      <style:text-properties fo:color="#000000" loext:opacity="100%" style:font-name="Calibri" fo:font-size="11pt" officeooo:rsid="00138451" style:font-name-asian="Times New Roman1" style:font-size-asian="11pt" style:language-asian="ru" style:country-asian="RU" style:font-name-complex="Calibri1"/>
    </style:style>
    <style:style style:name="T17" style:family="text">
      <style:text-properties fo:color="#000000" loext:opacity="100%" style:font-name="Calibri" fo:font-size="11pt" officeooo:rsid="001aa39e" style:font-name-asian="Times New Roman1" style:font-size-asian="11pt" style:language-asian="ru" style:country-asian="RU" style:font-name-complex="Calibri1"/>
    </style:style>
    <style:style style:name="T18" style:family="text">
      <style:text-properties fo:color="#000000" loext:opacity="100%" style:font-name="Calibri" fo:font-size="11pt" officeooo:rsid="001c7e3c" style:font-name-asian="Times New Roman1" style:font-size-asian="11pt" style:language-asian="ru" style:country-asian="RU" style:font-name-complex="Calibri1"/>
    </style:style>
    <style:style style:name="T19" style:family="text">
      <style:text-properties officeooo:rsid="00142222"/>
    </style:style>
    <style:style style:name="T20" style:family="text">
      <style:text-properties officeooo:rsid="001e91fe"/>
    </style:style>
    <style:style style:name="T21" style:family="text">
      <style:text-properties fo:color="#959da5" loext:opacity="100%" style:font-name="JetBrai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кст программы:</text:p>
      <text:p text:style-name="P1"/>
      <text:p text:style-name="P22"><text:span text:style-name="T1">#include </text:span><text:span text:style-name="T3">&lt;vector&gt;</text:span><text:line-break/><text:span text:style-name="T1">#include </text:span><text:span text:style-name="T3">&lt;iostream&gt;</text:span><text:line-break/><text:span text:style-name="T1">#include </text:span><text:span text:style-name="T3">&lt;future&gt;</text:span><text:line-break/><text:span text:style-name="T1">#include </text:span><text:span text:style-name="T3">&lt;numeric&gt;</text:span><text:line-break/><text:line-break/><text:span text:style-name="T1">using namespace </text:span><text:span text:style-name="T5">std</text:span><text:span text:style-name="T7">;</text:span><text:line-break/><text:line-break/><text:span text:style-name="T1">double </text:span><text:span text:style-name="T5">find_max</text:span><text:span text:style-name="T7">(</text:span><text:span text:style-name="T1">double* </text:span><text:span text:style-name="T10">beg</text:span><text:span text:style-name="T7">, </text:span><text:span text:style-name="T1">double* </text:span><text:span text:style-name="T10">end</text:span><text:span text:style-name="T7">) {</text:span><text:line-break/><text:span text:style-name="T7"> <text:s text:c="3"/></text:span><text:span text:style-name="T1">return *</text:span><text:span text:style-name="T5">max_element</text:span><text:span text:style-name="T7">(</text:span><text:span text:style-name="T10">beg</text:span><text:span text:style-name="T7">, </text:span><text:span text:style-name="T10">end</text:span><text:span text:style-name="T7">);</text:span><text:line-break/><text:span text:style-name="T7">}</text:span><text:line-break/><text:line-break/><text:span text:style-name="T1">double </text:span><text:span text:style-name="T5">comp2</text:span><text:span text:style-name="T7">(</text:span><text:span text:style-name="T5">vector</text:span><text:span text:style-name="T1">&lt;double&gt;&amp; </text:span><text:span text:style-name="T10">v</text:span><text:span text:style-name="T7">)</text:span><text:line-break/><text:span text:style-name="T7">{</text:span><text:line-break/><text:span text:style-name="T7"> <text:s text:c="3"/></text:span><text:span text:style-name="T1">using </text:span><text:span text:style-name="T5">Task_type </text:span><text:span text:style-name="T1">= double</text:span><text:span text:style-name="T7">(</text:span><text:span text:style-name="T1">double*</text:span><text:span text:style-name="T7">,</text:span><text:span text:style-name="T1">double*</text:span><text:span text:style-name="T7">);</text:span><text:line-break/><text:line-break/><text:span text:style-name="T7"> <text:s text:c="3"/></text:span><text:span text:style-name="T5">packaged_task</text:span><text:span text:style-name="T1">&lt;</text:span><text:span text:style-name="T5">Task_type</text:span><text:span text:style-name="T1">&gt; </text:span><text:span text:style-name="T12">ptO </text:span><text:span text:style-name="T7">{</text:span><text:span text:style-name="T5">find_max</text:span><text:span text:style-name="T7">};</text:span><text:line-break/><text:span text:style-name="T7"> <text:s text:c="3"/></text:span><text:span text:style-name="T5">packaged_task</text:span><text:span text:style-name="T1">&lt;</text:span><text:span text:style-name="T5">Task_type</text:span><text:span text:style-name="T1">&gt; </text:span><text:span text:style-name="T12">pt1 </text:span><text:span text:style-name="T7">{</text:span><text:span text:style-name="T5">find_max</text:span><text:span text:style-name="T7">};</text:span><text:line-break/><text:line-break/><text:span text:style-name="T7"> <text:s text:c="3"/></text:span><text:span text:style-name="T5">future</text:span><text:span text:style-name="T1">&lt;double&gt; </text:span><text:span text:style-name="T12">f0 </text:span><text:span text:style-name="T7">{</text:span><text:span text:style-name="T12">ptO</text:span><text:span text:style-name="T7">.</text:span><text:span text:style-name="T5">get_future</text:span><text:span text:style-name="T7">()};</text:span><text:line-break/><text:span text:style-name="T7"> <text:s text:c="3"/></text:span><text:span text:style-name="T5">future</text:span><text:span text:style-name="T1">&lt;double&gt; </text:span><text:span text:style-name="T12">f1 </text:span><text:span text:style-name="T7">{</text:span><text:span text:style-name="T12">pt1</text:span><text:span text:style-name="T7">.</text:span><text:span text:style-name="T5">get_future</text:span><text:span text:style-name="T7">()};</text:span><text:line-break/><text:line-break/><text:span text:style-name="T7"> <text:s text:c="3"/></text:span><text:span text:style-name="T1">double* </text:span><text:span text:style-name="T12">first </text:span><text:span text:style-name="T1">= &amp;</text:span><text:span text:style-name="T10">v</text:span><text:span text:style-name="T1">[</text:span><text:span text:style-name="T12">0</text:span><text:span text:style-name="T1">]</text:span><text:span text:style-name="T7">;</text:span><text:line-break/><text:line-break/><text:span text:style-name="T7"> <text:s text:c="3"/></text:span><text:span text:style-name="T5">thread </text:span><text:span text:style-name="T12">t1 </text:span><text:span text:style-name="T7">{</text:span><text:span text:style-name="T5">std</text:span><text:span text:style-name="T1">::</text:span><text:span text:style-name="T5">move</text:span><text:span text:style-name="T7">(</text:span><text:span text:style-name="T12">ptO</text:span><text:span text:style-name="T7">), </text:span><text:span text:style-name="T12">first</text:span><text:span text:style-name="T7">, </text:span><text:span text:style-name="T12">first</text:span><text:span text:style-name="T1">+</text:span><text:span text:style-name="T10">v</text:span><text:span text:style-name="T7">.</text:span><text:span text:style-name="T5">size</text:span><text:span text:style-name="T7">()</text:span><text:span text:style-name="T1">/</text:span><text:span text:style-name="T12">2</text:span><text:span text:style-name="T7">};</text:span><text:line-break/><text:line-break/><text:span text:style-name="T7"> <text:s text:c="3"/></text:span><text:span text:style-name="T5">thread </text:span><text:span text:style-name="T12">t2</text:span><text:span text:style-name="T7">{</text:span><text:span text:style-name="T5">std</text:span><text:span text:style-name="T1">::</text:span><text:span text:style-name="T5">move</text:span><text:span text:style-name="T7">(</text:span><text:span text:style-name="T12">pt1</text:span><text:span text:style-name="T7">), </text:span><text:span text:style-name="T12">first </text:span><text:span text:style-name="T1">+ </text:span><text:span text:style-name="T10">v</text:span><text:span text:style-name="T7">.</text:span><text:span text:style-name="T5">size</text:span><text:span text:style-name="T7">() </text:span><text:span text:style-name="T1">/ </text:span><text:span text:style-name="T12">2</text:span><text:span text:style-name="T7">, </text:span><text:span text:style-name="T12">first </text:span><text:span text:style-name="T1">+ </text:span><text:span text:style-name="T10">v</text:span><text:span text:style-name="T7">.</text:span><text:span text:style-name="T5">size</text:span><text:span text:style-name="T7">()};</text:span><text:line-break/><text:line-break/><text:span text:style-name="T7"> <text:s text:c="3"/></text:span><text:span text:style-name="T12">t1</text:span><text:span text:style-name="T7">.</text:span><text:span text:style-name="T5">join</text:span><text:span text:style-name="T7">();</text:span><text:line-break/><text:span text:style-name="T7"> <text:s text:c="3"/></text:span><text:span text:style-name="T12">t2</text:span><text:span text:style-name="T7">.</text:span><text:span text:style-name="T5">join</text:span><text:span text:style-name="T7">();</text:span><text:line-break/><text:line-break/><text:span text:style-name="T7"> <text:s text:c="3"/></text:span><text:span text:style-name="T1">return </text:span><text:span text:style-name="T5">max</text:span><text:span text:style-name="T7">(</text:span><text:span text:style-name="T12">f0</text:span><text:span text:style-name="T7">.</text:span><text:span text:style-name="T5">get</text:span><text:span text:style-name="T7">(), </text:span><text:span text:style-name="T12">f1</text:span><text:span text:style-name="T7">.</text:span><text:span text:style-name="T5">get</text:span><text:span text:style-name="T7">());</text:span><text:line-break/><text:span text:style-name="T7">}</text:span><text:line-break/><text:line-break/><text:span text:style-name="T1">double </text:span><text:span text:style-name="T5">find_max_linear</text:span><text:span text:style-name="T7">(</text:span><text:span text:style-name="T1">const </text:span><text:span text:style-name="T5">vector</text:span><text:span text:style-name="T1">&lt;double&gt;&amp; </text:span><text:span text:style-name="T10">vec</text:span><text:span text:style-name="T7">) {</text:span><text:line-break/><text:span text:style-name="T7"> <text:s text:c="3"/></text:span><text:span text:style-name="T1">return *</text:span><text:span text:style-name="T5">max_element</text:span><text:span text:style-name="T7">(</text:span><text:span text:style-name="T10">vec</text:span><text:span text:style-name="T7">.</text:span><text:span text:style-name="T5">begin</text:span><text:span text:style-name="T7">(), </text:span><text:span text:style-name="T10">vec</text:span><text:span text:style-name="T7">.</text:span><text:span text:style-name="T5">end</text:span><text:span text:style-name="T7">());</text:span><text:line-break/><text:span text:style-name="T7">}</text:span><text:line-break/><text:line-break/><text:span text:style-name="T5">vector</text:span><text:span text:style-name="T1">&lt;double&gt; </text:span><text:span text:style-name="T5">generate_vector</text:span><text:span text:style-name="T7">(</text:span><text:span text:style-name="T1">int </text:span><text:span text:style-name="T10">n</text:span><text:span text:style-name="T7">) {</text:span><text:line-break/><text:span text:style-name="T7"> <text:s text:c="3"/></text:span><text:span text:style-name="T5">vector</text:span><text:span text:style-name="T1">&lt;double&gt; </text:span><text:span text:style-name="T12">res</text:span><text:span text:style-name="T7">;</text:span><text:line-break/><text:span text:style-name="T7"> <text:s text:c="3"/></text:span><text:span text:style-name="T1">for </text:span><text:span text:style-name="T7">(</text:span><text:span text:style-name="T1">int </text:span><text:span text:style-name="T12">i </text:span><text:span text:style-name="T1">= </text:span><text:span text:style-name="T12">0</text:span><text:span text:style-name="T7">; </text:span><text:span text:style-name="T12">i </text:span><text:span text:style-name="T1">&lt; </text:span><text:span text:style-name="T10">n</text:span><text:span text:style-name="T7">; </text:span><text:span text:style-name="T1">++</text:span><text:span text:style-name="T12">i</text:span><text:span text:style-name="T7">) {</text:span><text:line-break/><text:span text:style-name="T7"> <text:s text:c="7"/></text:span><text:span text:style-name="T12">res</text:span><text:span text:style-name="T7">.</text:span><text:span text:style-name="T5">push_back</text:span><text:span text:style-name="T7">(</text:span><text:span text:style-name="T5">rand</text:span><text:span text:style-name="T7">() </text:span><text:span text:style-name="T1">% </text:span><text:span text:style-name="T12">25</text:span><text:span text:style-name="T7">);</text:span><text:line-break/><text:span text:style-name="T7"> <text:s text:c="3"/>}</text:span><text:line-break/><text:span text:style-name="T7"> <text:s text:c="3"/></text:span><text:span text:style-name="T1">return </text:span><text:span text:style-name="T12">res</text:span><text:span text:style-name="T7">;</text:span><text:line-break/><text:span text:style-name="T7">}</text:span><text:line-break/><text:line-break/><text:span text:style-name="T1">int </text:span><text:span text:style-name="T5">main</text:span><text:span text:style-name="T7">() {</text:span><text:line-break/><text:span text:style-name="T7"> <text:s text:c="3"/></text:span><text:span text:style-name="T1">int </text:span><text:span text:style-name="T12">n </text:span><text:span text:style-name="T1">= </text:span><text:span text:style-name="T12">100000000</text:span><text:span text:style-name="T7">;</text:span><text:line-break/><text:span text:style-name="T7"> <text:s text:c="3"/></text:span><text:span text:style-name="T5">vector</text:span><text:span text:style-name="T1">&lt;double&gt; </text:span><text:span text:style-name="T12">vec </text:span><text:span text:style-name="T1">= </text:span><text:span text:style-name="T5">generate_vector</text:span><text:span text:style-name="T7">(</text:span><text:span text:style-name="T12">n</text:span><text:span text:style-name="T7">);</text:span><text:line-break/><text:line-break/><text:span text:style-name="T7"> <text:s text:c="3"/></text:span><text:span text:style-name="T21">// packaged_task</text:span><text:line-break/><text:span text:style-name="T21"> <text:s text:c="3"/></text:span><text:span text:style-name="T7">cout </text:span><text:span text:style-name="T1">&lt;&lt; </text:span><text:span text:style-name="T3">"Packaged_task program:" </text:span><text:span text:style-name="T1">&lt;&lt; </text:span><text:span text:style-name="T5">endl</text:span><text:span text:style-name="T7">;</text:span><text:line-break/><text:span text:style-name="T7"> <text:s text:c="3"/></text:span><text:span text:style-name="T1">auto </text:span><text:span text:style-name="T12">start </text:span><text:span text:style-name="T1">= </text:span><text:span text:style-name="T5">chrono</text:span><text:span text:style-name="T1">::</text:span><text:span text:style-name="T5">system_clock</text:span><text:span text:style-name="T1">::</text:span><text:span text:style-name="T5">now</text:span><text:span text:style-name="T7">();</text:span><text:line-break/><text:span text:style-name="T7"> <text:s text:c="3"/></text:span><text:span text:style-name="T1">double </text:span><text:span text:style-name="T12">res </text:span><text:span text:style-name="T1">= </text:span><text:span text:style-name="T5">comp2</text:span><text:span text:style-name="T7">(</text:span><text:span text:style-name="T12">vec</text:span><text:span text:style-name="T7">);</text:span><text:line-break/><text:span text:style-name="T7"> <text:s text:c="3"/></text:span><text:span text:style-name="T1">auto </text:span><text:span text:style-name="T12">stop </text:span><text:span text:style-name="T1">= </text:span><text:span text:style-name="T5">chrono</text:span><text:span text:style-name="T1">::</text:span><text:span text:style-name="T5">system_clock</text:span><text:span text:style-name="T1">::</text:span><text:span text:style-name="T5">now</text:span><text:span text:style-name="T7">();</text:span><text:line-break/><text:span text:style-name="T7"> <text:s text:c="3"/>cout </text:span><text:span text:style-name="T1">&lt;&lt; </text:span><text:span text:style-name="T3">"Result: " </text:span><text:span text:style-name="T1">&lt;&lt; </text:span><text:span text:style-name="T12">res </text:span><text:span text:style-name="T1">&lt;&lt; </text:span><text:span text:style-name="T5">endl</text:span><text:span text:style-name="T7">;</text:span><text:line-break/><text:span text:style-name="T7"> <text:s text:c="3"/>cout </text:span><text:span text:style-name="T1">&lt;&lt; </text:span><text:span text:style-name="T3">"Time elapsed: " </text:span><text:span text:style-name="T1">&lt;&lt; </text:span><text:span text:style-name="T5">chrono</text:span><text:span text:style-name="T1">::</text:span><text:span text:style-name="T5">duration</text:span><text:span text:style-name="T1">&lt;double&gt;</text:span><text:span text:style-name="T7">(</text:span><text:span text:style-name="T12">stop</text:span><text:span text:style-name="T1">-</text:span><text:span text:style-name="T12">start</text:span><text:span text:style-name="T7">).</text:span><text:span text:style-name="T5">count</text:span><text:span text:style-name="T7">() </text:span><text:span text:style-name="T1">&lt;&lt; </text:span><text:span text:style-name="T5">endl</text:span><text:span text:style-name="T7">;</text:span><text:line-break/><text:line-break/><text:span text:style-name="T7"> <text:s text:c="3"/></text:span><text:span text:style-name="T21">// linear</text:span><text:line-break/><text:soft-page-break/><text:span text:style-name="T21"> <text:s text:c="3"/></text:span><text:span text:style-name="T7">cout </text:span><text:span text:style-name="T1">&lt;&lt; </text:span><text:span text:style-name="T3">"\nLinear program:" </text:span><text:span text:style-name="T1">&lt;&lt; </text:span><text:span text:style-name="T5">endl</text:span><text:span text:style-name="T7">;</text:span><text:line-break/><text:span text:style-name="T7"> <text:s text:c="3"/></text:span><text:span text:style-name="T1">auto </text:span><text:span text:style-name="T12">start1 </text:span><text:span text:style-name="T1">= </text:span><text:span text:style-name="T5">chrono</text:span><text:span text:style-name="T1">::</text:span><text:span text:style-name="T5">system_clock</text:span><text:span text:style-name="T1">::</text:span><text:span text:style-name="T5">now</text:span><text:span text:style-name="T7">();</text:span><text:line-break/><text:span text:style-name="T7"> <text:s text:c="3"/>cout </text:span><text:span text:style-name="T1">&lt;&lt; </text:span><text:span text:style-name="T3">"Result: " </text:span><text:span text:style-name="T1">&lt;&lt; </text:span><text:span text:style-name="T5">find_max_linear</text:span><text:span text:style-name="T7">(</text:span><text:span text:style-name="T12">vec</text:span><text:span text:style-name="T7">) </text:span><text:span text:style-name="T1">&lt;&lt; </text:span><text:span text:style-name="T5">endl</text:span><text:span text:style-name="T7">;</text:span><text:line-break/><text:span text:style-name="T7"> <text:s text:c="3"/></text:span><text:span text:style-name="T1">auto </text:span><text:span text:style-name="T12">stop1 </text:span><text:span text:style-name="T1">= </text:span><text:span text:style-name="T5">chrono</text:span><text:span text:style-name="T1">::</text:span><text:span text:style-name="T5">system_clock</text:span><text:span text:style-name="T1">::</text:span><text:span text:style-name="T5">now</text:span><text:span text:style-name="T7">();</text:span><text:line-break/><text:span text:style-name="T7"> <text:s text:c="3"/>cout </text:span><text:span text:style-name="T1">&lt;&lt; </text:span><text:span text:style-name="T3">"Time elapsed: " </text:span><text:span text:style-name="T1">&lt;&lt; </text:span><text:span text:style-name="T5">chrono</text:span><text:span text:style-name="T1">::</text:span><text:span text:style-name="T5">duration</text:span><text:span text:style-name="T1">&lt;double&gt;</text:span><text:span text:style-name="T7">(</text:span><text:span text:style-name="T12">stop1</text:span><text:span text:style-name="T1">-</text:span><text:span text:style-name="T12">start1</text:span><text:span text:style-name="T7">).</text:span><text:span text:style-name="T5">count</text:span><text:span text:style-name="T7">() </text:span><text:span text:style-name="T1">&lt;&lt; </text:span><text:span text:style-name="T5">endl</text:span><text:span text:style-name="T7">;</text:span><text:line-break/><text:line-break/><text:span text:style-name="T7"> <text:s text:c="3"/></text:span><text:span text:style-name="T1">return </text:span><text:span text:style-name="T12">0</text:span><text:span text:style-name="T7">;</text:span><text:line-break/><text:span text:style-name="T7">}</text:span><text:line-break/></text:p>
      <text:p text:style-name="P1"/>
      <text:p text:style-name="P1"/>
      <text:p text:style-name="P1">Результаты экспериментов:</text:p>
      <text:p text:style-name="P1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rows-spanned="2" office:value-type="string">
            <text:p text:style-name="P2">Размерность задачи</text:p>
          </table:table-cell>
          <table:table-cell table:style-name="Таблица1.A1" table:number-rows-spanned="2" office:value-type="string">
            <text:p text:style-name="P4"><text:span text:style-name="T15">Последовательная програма</text:span></text:p>
          </table:table-cell>
          <table:table-cell table:style-name="Таблица1.C1" table:number-columns-spanned="3" office:value-type="string">
            <text:p text:style-name="P2">Параллельная программа </text:p>
          </table:table-cell>
          <table:covered-table-cell/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table-cell table:style-name="Таблица1.C2" office:value-type="string">
            <text:p text:style-name="P2">Время выполнения</text:p>
          </table:table-cell>
          <table:table-cell table:style-name="Таблица1.C2" office:value-type="string">
            <text:p text:style-name="P2">Ускорение</text:p>
          </table:table-cell>
          <table:table-cell table:style-name="Таблица1.C2" office:value-type="string">
            <text:p text:style-name="P2">Эффективность</text:p>
          </table:table-cell>
        </table:table-row>
        <table:table-row table:style-name="Таблица1.1">
          <table:table-cell table:style-name="Таблица1.A3" office:value-type="string">
            <text:p text:style-name="P19"><text:span text:style-name="T16">10000</text:span></text:p>
          </table:table-cell>
          <table:table-cell table:style-name="Таблица1.C2" office:value-type="string">
            <text:p text:style-name="P15">0,000227923</text:p>
          </table:table-cell>
          <table:table-cell table:style-name="Таблица1.C2" office:value-type="string">
            <text:p text:style-name="P18">0,000196815</text:p>
          </table:table-cell>
          <table:table-cell table:style-name="Таблица1.C2" office:value-type="string">
            <text:p text:style-name="P7">1,158057059</text:p>
          </table:table-cell>
          <table:table-cell table:style-name="Таблица1.C2" office:value-type="string">
            <text:p text:style-name="P8">0,5790285293</text:p>
          </table:table-cell>
        </table:table-row>
        <table:table-row table:style-name="Таблица1.1">
          <table:table-cell table:style-name="Таблица1.A3" office:value-type="string">
            <text:p text:style-name="P19"><text:span text:style-name="T17">1000000</text:span></text:p>
          </table:table-cell>
          <table:table-cell table:style-name="Таблица1.C2" office:value-type="string">
            <text:p text:style-name="P10">0,0154988</text:p>
          </table:table-cell>
          <table:table-cell table:style-name="Таблица1.C2" office:value-type="string">
            <text:p text:style-name="P16">0,0021571</text:p>
          </table:table-cell>
          <table:table-cell table:style-name="Таблица1.C2" office:value-type="string">
            <text:p text:style-name="P14">7,185016921</text:p>
          </table:table-cell>
          <table:table-cell table:style-name="Таблица1.C2" office:value-type="string">
            <text:p text:style-name="P12">3,59250846</text:p>
          </table:table-cell>
        </table:table-row>
        <table:table-row table:style-name="Таблица1.1">
          <table:table-cell table:style-name="Таблица1.A3" office:value-type="string">
            <text:p text:style-name="P19"><text:span text:style-name="T18">100000000</text:span></text:p>
          </table:table-cell>
          <table:table-cell table:style-name="Таблица1.C2" office:value-type="string">
            <text:p text:style-name="P17">1,63252</text:p>
          </table:table-cell>
          <table:table-cell table:style-name="Таблица1.C2" office:value-type="string">
            <text:p text:style-name="P16">0,262562</text:p>
          </table:table-cell>
          <table:table-cell table:style-name="Таблица1.C2" office:value-type="string">
            <text:p text:style-name="P13">6,217655259</text:p>
          </table:table-cell>
          <table:table-cell table:style-name="Таблица1.C2" office:value-type="string">
            <text:p text:style-name="P11">3,108827629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, Arial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7:42:01.245657727</meta:creation-date>
    <dc:date>2022-12-17T12:28:47.552634847</dc:date>
    <meta:editing-duration>PT5M44S</meta:editing-duration>
    <meta:editing-cycles>25</meta:editing-cycles>
    <meta:generator>LibreOffice/7.3.7.2$Linux_X86_64 LibreOffice_project/30$Build-2</meta:generator>
    <meta:document-statistic meta:table-count="1" meta:image-count="0" meta:object-count="0" meta:page-count="2" meta:paragraph-count="24" meta:word-count="211" meta:character-count="1920" meta:non-whitespace-character-count="1575"/>
  </office:meta>
</office:document-meta>
</file>